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1" style:font-name-complex="Arial1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<text:span text:style-name="T5">ude enTeteFpvSansImage</text:span><text:span text:style-name="T5">#%</text:span></text:p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33510310"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9"/>
      <text:p text:style-name="P2">%=LETTRE_PARA4=%</text:p>
      <text:list xml:id="list33531777"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2">%=<text:span text:style-name="T3">remLineWhenBlank(</text:span>LETTRE_PARA6,1)=%</text:p>
      <text:p text:style-name="P10"/>
      <text:p text:style-name="P2">%=remLineWhenBlank(LETTRE_PARA7,1)=%</text:p>
      <text:p text:style-name="P10"/>
      <text:p text:style-name="P2">%=remLineWhenBlank(LETTRE_PARA8,1)=%</text:p>
      <text:p text:style-name="P2"/>
      <text:p text:style-name="P16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>%=SIGNATURE=%</text:p>
          </table:table-cell>
        </table:table-row>
      </table:table>
      <text:p text:style-name="P15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6-06-08T13:49:54.35</dc:date>
    <meta:print-date>2008-11-18T12:45:06</meta:print-date>
    <meta:editing-cycles>272</meta:editing-cycles>
    <meta:editing-duration>PT18H25M32S</meta:editing-duration>
    <meta:document-statistic meta:table-count="1" meta:image-count="0" meta:object-count="0" meta:page-count="1" meta:paragraph-count="23" meta:word-count="40" meta:character-count="923"/>
    <meta:user-defined meta:name="Info 1"/>
    <meta:user-defined meta:name="Info 2"/>
    <meta:user-defined meta:name="Info 3"/>
    <meta:user-defined meta:name="Info 4"/>
  </office:meta>
</office:document-meta>
</file>